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9431" officeooo:paragraph-rsid="00009431"/>
    </style:style>
    <style:style style:name="P2" style:family="paragraph" style:parent-style-name="Table_20_Contents">
      <style:text-properties officeooo:rsid="00009431" officeooo:paragraph-rsid="00009431"/>
    </style:style>
    <style:style style:name="P3" style:family="paragraph" style:parent-style-name="Table_20_Contents">
      <style:text-properties officeooo:rsid="00009431" officeooo:paragraph-rsid="0000fc9b"/>
    </style:style>
    <style:style style:name="P4" style:family="paragraph" style:parent-style-name="Table_20_Contents">
      <style:text-properties fo:font-weight="bold" officeooo:paragraph-rsid="00009431" style:font-weight-asian="bold" style:font-weight-complex="bold"/>
    </style:style>
    <style:style style:name="P5" style:family="paragraph" style:parent-style-name="Standard">
      <style:text-properties style:font-name="Cantarell"/>
    </style:style>
    <style:style style:name="P6" style:family="paragraph" style:parent-style-name="Standard">
      <style:text-properties style:font-name="Cantarell" fo:font-size="18pt" fo:font-weight="bold" officeooo:rsid="00009431" officeooo:paragraph-rsid="00009431" style:font-size-asian="18pt" style:font-weight-asian="bold" style:font-size-complex="18pt" style:font-weight-complex="bold"/>
    </style:style>
    <style:style style:name="P7" style:family="paragraph" style:parent-style-name="Table_20_Contents">
      <style:text-properties fo:font-weight="bold" officeooo:paragraph-rsid="00009431" style:font-weight-asian="bold" style:font-weight-complex="bold"/>
    </style:style>
    <style:style style:name="P8" style:family="paragraph" style:parent-style-name="Table_20_Contents">
      <style:text-properties officeooo:rsid="00009431" officeooo:paragraph-rsid="00009431"/>
    </style:style>
    <style:style style:name="P9" style:family="paragraph" style:parent-style-name="Table_20_Contents">
      <style:text-properties style:font-name="Cantarell" fo:font-weight="bold" officeooo:rsid="00009431" officeooo:paragraph-rsid="00009431" style:font-weight-asian="bold" style:font-weight-complex="bold"/>
    </style:style>
    <style:style style:name="P10" style:family="paragraph" style:parent-style-name="Table_20_Contents">
      <style:text-properties style:font-name="Cantarell" fo:font-weight="bold" style:font-weight-asian="bold" style:font-weight-complex="bold"/>
    </style:style>
    <style:style style:name="P11" style:family="paragraph" style:parent-style-name="Table_20_Contents">
      <style:text-properties style:font-name="Cantarell" fo:font-weight="bold" officeooo:paragraph-rsid="00009431" style:font-weight-asian="bold" style:font-weight-complex="bold"/>
    </style:style>
    <style:style style:name="P12" style:family="paragraph" style:parent-style-name="Table_20_Contents">
      <style:text-properties style:font-name="Cantarell" officeooo:rsid="00009431" officeooo:paragraph-rsid="00009431"/>
    </style:style>
    <style:style style:name="P13" style:family="paragraph" style:parent-style-name="Table_20_Contents">
      <style:text-properties style:font-name="Cantarell" officeooo:paragraph-rsid="00009431"/>
    </style:style>
    <style:style style:name="P14" style:family="paragraph" style:parent-style-name="Table_20_Contents">
      <style:text-properties style:font-name="Cantarell" fo:font-style="italic" officeooo:rsid="00009431" officeooo:paragraph-rsid="00009431" style:font-style-asian="italic" style:font-style-complex="italic"/>
    </style:style>
    <style:style style:name="P15" style:family="paragraph" style:parent-style-name="Table_20_Contents">
      <style:text-properties style:font-name="Cantarell" fo:font-style="italic" style:font-style-asian="italic" style:font-style-complex="italic"/>
    </style:style>
    <style:style style:name="P16" style:family="paragraph" style:parent-style-name="Table_20_Contents">
      <style:text-properties style:font-name="Cantarell" fo:font-style="italic" officeooo:paragraph-rsid="00009431" style:font-style-asian="italic" style:font-style-complex="italic"/>
    </style:style>
    <style:style style:name="P17" style:family="paragraph" style:parent-style-name="Table_20_Contents">
      <style:text-properties style:font-name="Cantarell" fo:font-style="italic" officeooo:paragraph-rsid="0002857c" style:font-style-asian="italic" style:font-style-complex="italic"/>
    </style:style>
    <style:style style:name="P18" style:family="paragraph" style:parent-style-name="Table_20_Contents">
      <style:text-properties style:font-name="Cantarell" fo:font-style="normal" officeooo:rsid="00009431" officeooo:paragraph-rsid="00009431" style:font-style-asian="normal" style:font-style-complex="normal"/>
    </style:style>
    <style:style style:name="P19" style:family="paragraph" style:parent-style-name="Table_20_Contents">
      <style:text-properties style:font-name="Cantarell" fo:font-style="normal" style:font-style-asian="normal" style:font-style-complex="normal"/>
    </style:style>
    <style:style style:name="P20" style:family="paragraph" style:parent-style-name="Table_20_Contents">
      <style:text-properties style:font-name="Cantarell" fo:font-style="normal" officeooo:paragraph-rsid="00009431" style:font-style-asian="normal" style:font-style-complex="normal"/>
    </style:style>
    <style:style style:name="P21" style:family="paragraph" style:parent-style-name="Table_20_Contents">
      <style:text-properties style:font-name="Cantarell" fo:font-style="normal" officeooo:paragraph-rsid="0002857c" style:font-style-asian="normal" style:font-style-complex="normal"/>
    </style:style>
    <style:style style:name="P22" style:family="paragraph" style:parent-style-name="Table_20_Contents">
      <style:text-properties style:font-name="Cantarell"/>
    </style:style>
    <style:style style:name="P23" style:family="paragraph" style:parent-style-name="Table_20_Contents">
      <style:text-properties style:font-name="Cantarell" officeooo:paragraph-rsid="0000fc9b"/>
    </style:style>
    <style:style style:name="P24" style:family="paragraph" style:parent-style-name="Table_20_Contents">
      <style:text-properties style:font-name="Cantarell" officeooo:paragraph-rsid="0002857c"/>
    </style:style>
    <style:style style:name="P25" style:family="paragraph" style:parent-style-name="Table_20_Contents">
      <style:text-properties style:font-name="Cantarell" fo:font-size="10pt" fo:font-weight="normal" officeooo:rsid="00009431" officeooo:paragraph-rsid="0000fc9b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Cantarell" fo:font-weight="normal" officeooo:paragraph-rsid="00009431" style:font-weight-asian="normal" style:font-weight-complex="normal"/>
    </style:style>
    <style:style style:name="P27" style:family="paragraph" style:parent-style-name="Table_20_Contents">
      <style:text-properties style:font-name="Cantarell" fo:font-size="14pt" fo:font-weight="bold" officeooo:rsid="00009431" officeooo:paragraph-rsid="0002857c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style:font-name="Cantarell" fo:font-size="14pt" fo:font-weight="bold" officeooo:paragraph-rsid="0002857c" style:font-size-asian="14pt" style:font-weight-asian="bold" style:font-size-complex="14pt" style:font-weight-complex="bold"/>
    </style:style>
    <style:style style:name="P29" style:family="paragraph" style:parent-style-name="Text_20_body">
      <style:text-properties style:font-name="Cantarell" fo:font-size="16pt" fo:font-weight="bold" officeooo:rsid="0002857c" officeooo:paragraph-rsid="0002857c" style:font-size-asian="16pt" style:font-weight-asian="bold" style:font-size-complex="16pt" style:font-weight-complex="bold"/>
    </style:style>
    <style:style style:name="P30" style:family="paragraph" style:parent-style-name="Text_20_body">
      <style:text-properties style:font-name="Cantarell" fo:font-size="16pt" fo:font-weight="bold" officeooo:rsid="00009431" officeooo:paragraph-rsid="00009431" style:font-size-asian="16pt" style:font-weight-asian="bold" style:font-size-complex="16pt" style:font-weight-complex="bold"/>
    </style:style>
    <style:style style:name="P31" style:family="paragraph" style:parent-style-name="Text_20_body">
      <style:text-properties style:font-name="Cantarell" fo:font-size="16pt" style:text-underline-style="solid" style:text-underline-width="auto" style:text-underline-color="font-color" fo:font-weight="bold" officeooo:rsid="00009431" officeooo:paragraph-rsid="00009431" style:font-size-asian="16pt" style:font-weight-asian="bold" style:font-size-complex="16pt" style:font-weight-complex="bold"/>
    </style:style>
    <style:style style:name="P32" style:family="paragraph" style:parent-style-name="Text_20_body">
      <style:text-properties style:font-name="Cantarell" fo:font-size="14pt" style:text-underline-style="solid" style:text-underline-width="auto" style:text-underline-color="font-color" fo:font-weight="bold" officeooo:rsid="00009431" officeooo:paragraph-rsid="00009431" style:font-size-asian="14pt" style:font-weight-asian="bold" style:font-size-complex="14pt" style:font-weight-complex="bold"/>
    </style:style>
    <style:style style:name="T1" style:family="text">
      <style:text-properties officeooo:rsid="0000943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09431" style:font-style-asian="italic" style:font-style-complex="italic"/>
    </style:style>
    <style:style style:name="T6" style:family="text">
      <style:text-properties fo:font-style="italic" officeooo:rsid="0002857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09431" style:font-style-asian="normal" style:font-style-complex="normal"/>
    </style:style>
    <style:style style:name="T9" style:family="text">
      <style:text-properties fo:font-style="normal" officeooo:rsid="0000fc9b" style:font-style-asian="normal" style:font-style-complex="normal"/>
    </style:style>
    <style:style style:name="T10" style:family="text">
      <style:text-properties fo:font-style="normal" officeooo:rsid="0002857c" style:font-style-asian="normal" style:font-style-complex="normal"/>
    </style:style>
    <style:style style:name="T11" style:family="text">
      <style:text-properties fo:font-style="normal" fo:font-weight="normal" officeooo:rsid="0002857c" style:font-style-asian="normal" style:font-weight-asian="normal" style:font-style-complex="normal" style:font-weight-complex="normal"/>
    </style:style>
    <style:style style:name="T12" style:family="text">
      <style:text-properties officeooo:rsid="0000fc9b"/>
    </style:style>
    <style:style style:name="T13" style:family="text">
      <style:text-properties officeooo:rsid="0002857c"/>
    </style:style>
    <style:style style:name="T14" style:family="text">
      <style:text-properties style:font-name="Cantarell"/>
    </style:style>
    <style:style style:name="T15" style:family="text">
      <style:text-properties style:font-name="Cantarell" fo:font-size="10pt" style:font-size-asian="10pt" style:font-size-complex="10pt"/>
    </style:style>
    <style:style style:name="T16" style:family="text">
      <style:text-properties style:font-name="Cantarell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dam Stievenard</text:p>
      <text:p text:style-name="P29">Mohamed …</text:p>
      <text:p text:style-name="P29">Suhayl …</text:p>
      <text:p text:style-name="P30"/>
      <text:p text:style-name="P31">SWOT de Canva : </text:p>
      <text:p text:style-name="P31"/>
      <text:p text:style-name="P27">Strength : </text:p>
      <text:p text:style-name="P32"/>
      <text:p text:style-name="P28">Weakness :</text:p>
      <text:p text:style-name="P28"/>
      <text:p text:style-name="P28"/>
      <text:p text:style-name="P28">Opportunities :</text:p>
      <text:p text:style-name="P28"/>
      <text:p text:style-name="P28"/>
      <text:p text:style-name="P28">Threath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Strength : </text:p>
            <text:p text:style-name="P12"><text:s text:c="3"/>- <text:span text:style-name="T4">Accessibilité et facilité d’utilisation :</text:span></text:p>
            <text:p text:style-name="P12"><text:span text:style-name="T4"><text:s text:c="7"/>- </text:span><text:span text:style-name="T7">éditeur ergonomique</text:span></text:p>
            <text:p text:style-name="P12"><text:s text:c="7"/>- historique de versions des projets</text:p>
            <text:p text:style-name="P12"><text:s text:c="7"/>- planificateur</text:p>
            <text:p text:style-name="P12"><text:s text:c="7"/>- dossiers d’organisation de projet</text:p>
            <text:p text:style-name="P12"><text:s text:c="7"/>- création réutilisables pour d’autres artistes</text:p>
            <text:p text:style-name="P12"><text:s text:c="7"/>- outils de collaborations</text:p>
            <text:p text:style-name="P13"><text:span text:style-name="T1"><text:s text:c="7"/>- « </text:span>Nous pensons que la réalisation de vidéos doit être simple pour tout le monde »</text:p>
            <text:p text:style-name="P12"/>
            <text:p text:style-name="P12"><text:s text:c="3"/>- <text:span text:style-name="T4">Large bibliothèque de ressources :</text:span></text:p>
            <text:p text:style-name="P13"><text:span text:style-name="T1"><text:s text:c="7"/>- </text:span>75 millions de photos, de vidéos et de <text:s text:c="3"/>graphiques</text:p>
            <text:p text:style-name="P13"><text:span text:style-name="T1"><text:s text:c="7"/>- </text:span>3000 polices</text:p>
            <text:p text:style-name="P13"><text:span text:style-name="T1"><text:s text:c="7"/>- </text:span>logos et des polices personnalisés</text:p>
            <text:p text:style-name="P13"><text:span text:style-name="T1"><text:s text:c="7"/>- </text:span>25 000 pistes audio</text:p>
            <text:p text:style-name="P12"/>
            <text:p text:style-name="P12"><text:s text:c="3"/>- <text:span text:style-name="T4">Modèle freemium efficace :</text:span></text:p>
            <text:p text:style-name="P14"><text:s text:c="6"/><text:span text:style-name="T7"><text:s/>- éditeur glisser-déposer</text:span></text:p>
            <text:p text:style-name="P18"><text:s text:c="7"/>- 1 000 000 de modèles de qualité</text:p>
            <text:p text:style-name="P18"><text:s text:c="7"/>- 1000 catégories de design</text:p>
            <text:p text:style-name="P18"><text:s text:c="7"/>- 3 000 000 de photos et illustrations</text:p>
            <text:p text:style-name="P18"><text:s text:c="7"/>- texte et design généré par IA</text:p>
            <text:p text:style-name="P18"><text:s text:c="7"/>- impression et livraison de design</text:p>
            <text:p text:style-name="P18"><text:s text:c="7"/>- 5 Go de stockage</text:p>
            <text:p text:style-name="P18"/>
            <text:p text:style-name="P12"><text:s text:c="3"/>- <text:span text:style-name="T4">Outils collaboratifs :</text:span></text:p>
            <text:p text:style-name="P14"><text:s text:c="7"/>- système de validation</text:p>
            <text:p text:style-name="P13"><text:span text:style-name="T5"><text:s text:c="7"/>- </text:span><text:span text:style-name="T4">collabor</text:span><text:span text:style-name="T5">ation</text:span><text:span text:style-name="T4"> sur </text:span><text:span text:style-name="T7">Teams <text:s/></text:span></text:p>
            <text:p text:style-name="P13"><text:span text:style-name="T7"><text:s text:c="7"/>- </text:span><text:span text:style-name="T8">centralisation des ressources du projet</text:span></text:p>
            <text:p text:style-name="P18"><text:s text:c="7"/>- modification, commentaires et collaboration en temps réel.</text:p>
            <text:p text:style-name="P13"><text:span text:style-name="T8"><text:s text:c="7"/>- rapports </text:span><text:span text:style-name="T7"><text:s/></text:span></text:p>
            <text:p text:style-name="P13"><text:span text:style-name="T7"><text:s text:c="7"/>- </text:span><text:span text:style-name="T8">contrôle sys admin</text:span></text:p>
            <text:p text:style-name="P13"><text:span text:style-name="T7"/></text:p>
            <text:p text:style-name="P12"><text:s text:c="3"/>-<text:span text:style-name="T4"> Adaptabilité multi-plateformes :</text:span></text:p>
            <text:p text:style-name="P12"><text:span text:style-name="T4"><text:s text:c="6"/></text:span><text:span text:style-name="T7">&gt; à condition d’avoir une connexion à internet, Canva est disponible sur plusieurs supports.</text:span></text:p>
            <text:p text:style-name="P20"><text:span text:style-name="T1"><text:s text:c="7"/>- </text:span>Navigateur mobile et d’ordinateur de bureau (canva.com)</text:p>
            <text:p text:style-name="P20"><text:span text:style-name="T1"><text:s text:c="7"/>- </text:span>Applis mobiles pour iPhone et iPad </text:p>
            <text:p text:style-name="P20"><text:span text:style-name="T1"><text:s text:c="7"/>- </text:span>Appli Android </text:p>
            <text:p text:style-name="P20"><text:span text:style-name="T1"><text:s text:c="7"/>- </text:span>Appli de bureau</text:p>
            <text:p text:style-name="P12"/>
            <text:p text:style-name="P12"><text:span text:style-name="T2"/></text:p>
            <text:p text:style-name="P12"><text:span text:style-name="T2"/></text:p>
            <text:p text:style-name="P12"><text:span text:style-name="T2"/></text:p>
          </table:table-cell>
          <table:table-cell table:style-name="Tableau1.B1" office:value-type="string">
            <text:p text:style-name="P10">Weakness :</text:p>
            <text:p text:style-name="P22"><text:s text:c="3"/><text:span text:style-name="T4">- Dépendance au modèle freemium :</text:span></text:p>
            <text:p text:style-name="P15"><text:s text:c="7"/>- <text:span text:style-name="T10">seule source financière de canva, cependant, beaucoup d’utilisateur sont tenté de rester sur la version gratuite.</text:span></text:p>
            <text:p text:style-name="P22"><text:span text:style-name="T4"/></text:p>
            <text:p text:style-name="P15"><text:s text:c="3"/>- Options de personnalisation limitées :</text:p>
            <text:p text:style-name="P23"><text:span text:style-name="T4"><text:s text:c="7"/>- </text:span>limité en termes de fonctionnalités et de polyvalence</text:p>
            <text:p text:style-name="P23"><text:s text:c="7"/>- limité <text:span text:style-name="T13">dans la </text:span>cré<text:span text:style-name="T13">ation </text:span>de designs personnalisés</text:p>
            <text:p text:style-name="P23"><text:s text:c="7"/>- manque de cohérence et de cohésion entre les conceptions</text:p>
            <text:p text:style-name="P15"/>
            <text:p text:style-name="P15"><text:s text:c="3"/>- Propriété intellectuelle des contenus :</text:p>
            <text:p text:style-name="P15"><text:s text:c="7"/>- <text:span text:style-name="T9">il est </text:span><text:span text:style-name="T10">par exemple</text:span><text:span text:style-name="T9"> illégal de copier à des fins commerciales des logos trouvés sur Canva car il ne sont disponible que comme base d’inspiration </text:span></text:p>
            <text:p text:style-name="P15"/>
            <text:p text:style-name="P15"><text:s text:c="3"/>- Dépendance à internet <text:span text:style-name="T12">et aucun accès hors ligne</text:span></text:p>
            <text:p text:style-name="P15"/>
            <text:p text:style-name="P15"><text:s text:c="3"/>- <text:span text:style-name="T1">version premium très couteuse :</text:span></text:p>
            <text:p text:style-name="P15"><text:s text:c="7"/>-<text:span text:style-name="T7"> </text:span><text:span text:style-name="T8">Canva en équipe : 90€</text:span></text:p>
            <text:p text:style-name="P20"><text:s text:c="7"/>- <text:span text:style-name="T1">Canva en pro: 110€</text:span></text:p>
            <text:p text:style-name="P20"><text:s text:c="7"/>- <text:span text:style-name="T1">Canva en entreprise: à négocier avec l’équie commerciale de canva</text:span></text:p>
          </table:table-cell>
        </table:table-row>
        <text:soft-page-break/>
        <table:table-row>
          <table:table-cell table:style-name="Tableau1.A2" office:value-type="string">
            <text:p text:style-name="P10">Opportunities :</text:p>
            <text:p text:style-name="P24"><text:s text:c="3"/><text:span text:style-name="T4">- Expansion dans les marchés B2B :</text:span></text:p>
            <text:p text:style-name="P24"><text:span text:style-name="T4">???</text:span></text:p>
            <text:p text:style-name="P22"><text:span text:style-name="T4"/></text:p>
            <text:p text:style-name="P15"><text:s text:c="3"/>- Éducation et formation :</text:p>
            <text:p text:style-name="P15"><text:s text:c="7"/><text:span text:style-name="T7">- </text:span><text:span text:style-name="T9">canva for éducation destiné aux étudiants</text:span></text:p>
            <text:p text:style-name="P19"><text:s text:c="7"/>- <text:span text:style-name="T12">possibilité de créer des cours pour apprendre canva</text:span></text:p>
            <text:p text:style-name="P15"/>
            <text:p text:style-name="P16"><text:s text:c="3"/>- Développement de nouvelles fonctionnalités :</text:p>
            <text:p text:style-name="P16"><text:s text:c="5"/><text:span text:style-name="T7"><text:s text:c="2"/>- f</text:span><text:span text:style-name="T10">onctionnalité de génération de contenu via IA (site web, affiche, logo, …)</text:span></text:p>
            <text:p text:style-name="P20"><text:s text:c="7"/>- <text:span text:style-name="T13">montage vidéo</text:span></text:p>
            <text:p text:style-name="P16"/>
            <text:p text:style-name="P15"><text:s text:c="3"/>- <text:span text:style-name="T13">intégrations de nouveau outils de collaboration :</text:span></text:p>
            <text:p text:style-name="P15"><text:s text:c="7"/><text:span text:style-name="T7">- </text:span><text:span text:style-name="T10">discord</text:span></text:p>
            <text:p text:style-name="P19"><text:s text:c="7"/>- <text:span text:style-name="T13">github</text:span></text:p>
            <text:p text:style-name="P15"/>
            <text:p text:style-name="P15"><text:s text:c="3"/>- <text:span text:style-name="T13">expansion vers des nouveau marché géographique :</text:span></text:p>
            <text:p text:style-name="P15"/>
            <text:p text:style-name="P15"/>
          </table:table-cell>
          <table:table-cell table:style-name="Tableau1.B2" office:value-type="string">
            <text:p text:style-name="P10">Threath :</text:p>
            <text:p text:style-name="P22"><text:s text:c="3"/>-<text:span text:style-name="T4"> Concurrence accrue :</text:span></text:p>
            <text:p text:style-name="P19"><text:s text:c="7"/>- <text:span text:style-name="T13">Figma</text:span></text:p>
            <text:p text:style-name="P21"><text:span text:style-name="T13"><text:s text:c="7"/>- Crello</text:span></text:p>
            <text:p text:style-name="P21"><text:span text:style-name="T13"><text:s text:c="7"/>- Visme</text:span></text:p>
            <text:p text:style-name="P21"><text:s text:c="7"/>- <text:span text:style-name="T13">adobe photoshop</text:span></text:p>
            <text:p text:style-name="P21"><text:s text:c="7"/>- <text:span text:style-name="T13">adobe illustrator</text:span></text:p>
            <text:p text:style-name="P21"><text:s text:c="7"/>- <text:span text:style-name="T13">adobe design</text:span></text:p>
            <text:p text:style-name="P21"><text:s text:c="7"/>- <text:span text:style-name="T13">microsoft powerpoint</text:span></text:p>
            <text:p text:style-name="P21"><text:s text:c="7"/>- <text:span text:style-name="T13">google slide</text:span></text:p>
            <text:p text:style-name="P21"><text:s text:c="7"/>- <text:span text:style-name="T13">microsoft project</text:span></text:p>
            <text:p text:style-name="P21"><text:s text:c="7"/>- <text:span text:style-name="T13">piktochat</text:span></text:p>
            <text:p text:style-name="P21"><text:s text:c="7"/>- <text:span text:style-name="T13">corelDRAW</text:span></text:p>
            <text:p text:style-name="P17"><text:s text:c="7"/>- ...</text:p>
            <text:p text:style-name="P22"><text:span text:style-name="T4"/></text:p>
            <text:p text:style-name="P15"><text:s text:c="3"/>- Risque de saturation du marché :</text:p>
            <text:p text:style-name="P15"><text:s text:c="7"/><text:span text:style-name="T11">beaucoup d’utilisateur de canva deviennent designer et donc innonde le marché du design, ce qui énerve les </text:span></text:p>
            <text:p text:style-name="P15"/>
            <text:p text:style-name="P15"><text:s text:c="3"/>- Vulnérabilités en cybersécurité</text:p>
            <text:p text:style-name="P15"/>
            <text:p text:style-name="P15"><text:s text:c="3"/>- Fluctuation des réglementations :</text:p>
            <text:p text:style-name="P15"><text:s text:c="7"/>- <text:span text:style-name="T13">RGPD</text:span></text:p>
            <text:p text:style-name="P15"/>
            <text:p text:style-name="P15"><text:s text:c="3"/>- évolution rapide des demandes des <text:span text:style-name="T12">utilisateurs</text:span> :</text:p>
            <text:p text:style-name="P15"/>
          </table:table-cell>
        </table:table-row>
      </table:table>
      <text:p text:style-name="P5"/>
      <text:p text:style-name="P6">Sources : 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Strength : </text:p>
            <text:p text:style-name="P1"><text:span text:style-name="T14">- </text:span><text:a xlink:type="simple" xlink:href="https://www.canva.com/fr_fr/decouvrir/affiliation-canva-pro/" text:style-name="Internet_20_link" text:visited-style-name="Visited_20_Internet_20_Link"><text:span text:style-name="T15">https://www.canva.com/fr_fr/decouvrir/affiliation-canva-pro/</text:span></text:a><text:span text:style-name="T15"> </text:span></text:p>
            <text:p text:style-name="P2"><text:span text:style-name="T15">- </text:span><text:a xlink:type="simple" xlink:href="https://www.canva.com/fr_fr/tarification/" text:style-name="Internet_20_link" text:visited-style-name="Visited_20_Internet_20_Link"><text:span text:style-name="T15">https://www.canva.com/fr_fr/tarification/</text:span></text:a><text:span text:style-name="T15"> </text:span></text:p>
            <text:p text:style-name="P2"><text:span text:style-name="T15">- </text:span><text:a xlink:type="simple" xlink:href="https://www.canva.com/fr_fr/help/technical-requirements/" text:style-name="Internet_20_link" text:visited-style-name="Visited_20_Internet_20_Link"><text:span text:style-name="T15">https://www.canva.com/fr_fr/help/technical-requirements/</text:span></text:a><text:span text:style-name="T15"> </text:span></text:p>
            <text:p text:style-name="P2"><text:span text:style-name="T15">- </text:span><text:a xlink:type="simple" xlink:href="https://www.canva.com/fr_fr/for-teams/" text:style-name="Internet_20_link" text:visited-style-name="Visited_20_Internet_20_Link"><text:span text:style-name="T15">https://www.canva.com/fr_fr/for-teams/</text:span></text:a><text:span text:style-name="T15"> </text:span></text:p>
            <text:p text:style-name="P2"><text:span text:style-name="T15">- </text:span><text:a xlink:type="simple" xlink:href="https://www.canva.com/fr_fr/pro/ressources-business-en-ligne/" text:style-name="Internet_20_link" text:visited-style-name="Visited_20_Internet_20_Link"><text:span text:style-name="T15">https://www.canva.com/fr_fr/pro/ressources-business-en-ligne/</text:span></text:a><text:span text:style-name="T15"> </text:span></text:p>
          </table:table-cell>
          <table:table-cell table:style-name="Tableau2.B1" office:value-type="string">
            <text:p text:style-name="P11">Weakness :</text:p>
            <text:p text:style-name="P4"><text:span text:style-name="T16">- </text:span><text:a xlink:type="simple" xlink:href="https://blog.hubspot.fr/sales/freemium-monetisation-contenu" text:style-name="Internet_20_link" text:visited-style-name="Visited_20_Internet_20_Link"><text:span text:style-name="T16">https://blog.hubspot.fr/sales/freemium-monetisation-contenu</text:span></text:a><text:span text:style-name="T16"> </text:span></text:p>
            <text:p text:style-name="P3"><text:span text:style-name="T16">- </text:span><text:a xlink:type="simple" xlink:href="https://www.canva.com/fr_fr/help/technical-requirements/" text:style-name="Internet_20_link" text:visited-style-name="Visited_20_Internet_20_Link"><text:span text:style-name="T16">https://www.canva.com/fr_fr/help/technical-requirements/</text:span></text:a><text:span text:style-name="T16"> </text:span></text:p>
            <text:p text:style-name="P3"><text:span text:style-name="T16">- </text:span><text:a xlink:type="simple" xlink:href="https://www.canva.com/fr_fr/help/using-canva-to-create-products-for-sale/?query=licence" text:style-name="Internet_20_link" text:visited-style-name="Visited_20_Internet_20_Link"><text:span text:style-name="T16">https://www.canva.com/fr_fr/help/using-canva-to-create-products-for-sale/?query=licence</text:span></text:a><text:span text:style-name="T16"> </text:span></text:p>
            <text:p text:style-name="P25">- </text:p>
            <text:p text:style-name="P25">-</text:p>
          </table:table-cell>
        </table:table-row>
        <table:table-row>
          <table:table-cell table:style-name="Tableau2.A2" office:value-type="string">
            <text:p text:style-name="P11">Opportunities :</text:p>
            <text:p text:style-name="P26">- <text:a xlink:type="simple" xlink:href="https://www.canva.com/fr_fr/education/" text:style-name="Internet_20_link" text:visited-style-name="Visited_20_Internet_20_Link"><text:span text:style-name="T2">https://www.canva.com/fr_fr/education/</text:span></text:a><text:span text:style-name="T2"> </text:span></text:p>
            <text:p text:style-name="P26">- <text:a xlink:type="simple" xlink:href="https://www.m2iformation.fr/formation-canva-creation-visuelle-multisupport/CANVA-CREA/" text:style-name="Internet_20_link" text:visited-style-name="Visited_20_Internet_20_Link"><text:span text:style-name="T2">https://www.m2iformation.fr/formation-canva-creation-visuelle-multisupport/CANVA-CREA/</text:span></text:a><text:span text:style-name="T2"> </text:span></text:p>
            <text:p text:style-name="P26">-</text:p>
            <text:p text:style-name="P26"/>
          </table:table-cell>
          <table:table-cell table:style-name="Tableau2.B2" office:value-type="string">
            <text:p text:style-name="P26">Threath :</text:p>
            <text:p text:style-name="P4"><text:span text:style-name="T16">- </text:span><text:a xlink:type="simple" xlink:href="https://www.clubic.com/actualite-521098-canva-a-decouvert-que-des-logiciels-malveillants-se-cachaient-dans-ses-polices.html" text:style-name="Internet_20_link" text:visited-style-name="Visited_20_Internet_20_Link"><text:span text:style-name="T16">https://www.clubic.com/actualite-521098-canva-a-decouvert-que-des-logiciels-malveillants-se-cachaient-dans-ses-polices.html</text:span></text:a><text:span text:style-name="T16"> </text:span></text:p>
            <text:p text:style-name="P4"><text:span text:style-name="T16">- </text:span><text:a xlink:type="simple" xlink:href="https://www.canva.com/fr_fr/security/" text:style-name="Internet_20_link" text:visited-style-name="Visited_20_Internet_20_Link"><text:span text:style-name="T16">https://www.canva.com/fr_fr/security/</text:span></text:a><text:span text:style-name="T16"> </text:span></text:p>
            <text:p text:style-name="P11"><text:span text:style-name="T3">- </text:span></text:p>
          </table:table-cell>
        </table:table-row>
      </table:table>
      <text:p text:style-name="P5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3:40:41.840011299</meta:creation-date>
    <dc:date>2024-11-14T15:24:20.042477496</dc:date>
    <meta:editing-duration>PT3H8M38S</meta:editing-duration>
    <meta:editing-cycles>3</meta:editing-cycles>
    <meta:generator>LibreOffice/7.6.7.2$Linux_X86_64 LibreOffice_project/dd47e4b30cb7dab30588d6c79c651f218165e3c5</meta:generator>
    <meta:document-statistic meta:table-count="2" meta:image-count="0" meta:object-count="0" meta:page-count="4" meta:paragraph-count="112" meta:word-count="535" meta:character-count="4184" meta:non-whitespace-character-count="3271"/>
  </office:meta>
</office:document-meta>
</file>